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Request.setQueueName( String theQueu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quest.getQueu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ques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quest.createTex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Request.JmsRequest( QueueSession theQueue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quest.createTextMessage( String the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Request.getQueu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